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top="0cm" fo:margin-bottom="0cm" table:align="center" style:writing-mode="lr-tb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0.63cm"/>
    </style:style>
    <style:style style:name="Table1.C" style:family="table-column">
      <style:table-column-properties style:column-width="6.449cm"/>
    </style:style>
    <style:style style:name="Table1.D" style:family="table-column">
      <style:table-column-properties style:column-width="4.434cm"/>
    </style:style>
    <style:style style:name="Table1.E" style:family="table-column">
      <style:table-column-properties style:column-width="2.404cm"/>
    </style:style>
    <style:style style:name="Table1.1" style:family="table-row">
      <style:table-row-properties style:min-row-height="0.404cm" fo:keep-together="auto"/>
    </style:style>
    <style:style style:name="Table1.A1" style:family="table-cell">
      <style:table-cell-properties style:vertical-align="middle" fo:padding-left="0cm" fo:padding-right="0.152cm" fo:padding-top="0.025cm" fo:padding-bottom="0.025cm" fo:border="none"/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1.5pt solid #999999" fo:border-bottom="0.5pt solid #c0c0c0">
        <style:background-image/>
      </style:table-cell-properties>
    </style:style>
    <style:style style:name="Table1.C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1.A3" style:family="table-cell">
      <style:table-cell-properties style:vertical-align="middle" fo:background-color="#f3f3f3" fo:padding-left="0.152cm" fo:padding-right="0.152cm" fo:padding-top="0.025cm" fo:padding-bottom="0.025cm" fo:border="0.5pt solid #c0c0c0">
        <style:background-image/>
      </style:table-cell-properties>
    </style:style>
    <style:style style:name="Table1.C3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C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C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C6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B8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1.A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A10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1.B11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1.A12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A1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D1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E1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A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D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1.E1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" style:family="table">
      <style:table-properties style:width="16.542cm" fo:margin-top="0cm" fo:margin-bottom="0cm" fo:break-before="page" table:align="center" style:writing-mode="lr-tb"/>
    </style:style>
    <style:style style:name="Table2.A" style:family="table-column">
      <style:table-column-properties style:column-width="2.408cm"/>
    </style:style>
    <style:style style:name="Table2.B" style:family="table-column">
      <style:table-column-properties style:column-width="7.264cm"/>
    </style:style>
    <style:style style:name="Table2.C" style:family="table-column">
      <style:table-column-properties style:column-width="4.433cm"/>
    </style:style>
    <style:style style:name="Table2.D" style:family="table-column">
      <style:table-column-properties style:column-width="2.438cm"/>
    </style:style>
    <style:style style:name="Table2.1" style:family="table-row">
      <style:table-row-properties style:min-row-height="0.635cm" fo:keep-together="auto"/>
    </style:style>
    <style:style style:name="Table2.A1" style:family="table-cell">
      <style:table-cell-properties style:vertical-align="middle" fo:background-color="#f3f3f3" fo:padding-left="0.152cm" fo:padding-right="0.152cm" fo:padding-top="0.025cm" fo:padding-bottom="0.025cm" fo:border-left="0.5pt solid #c0c0c0" fo:border-right="0.5pt solid #c0c0c0" fo:border-top="1.5pt solid #999999" fo:border-bottom="0.5pt solid #c0c0c0">
        <style:background-image/>
      </style:table-cell-properties>
    </style:style>
    <style:style style:name="Table2.B1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2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3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2.B4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5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6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2.A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9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B10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11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12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2.B13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1.5pt solid #999999" fo:border-bottom="0.5pt solid #c0c0c0"/>
    </style:style>
    <style:style style:name="Table2.A14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15" style:family="table-cell">
      <style:table-cell-properties style:vertical-align="middle" fo:padding-left="0.152cm" fo:padding-right="0.152cm" fo:padding-top="0.025cm" fo:padding-bottom="0.025cm" fo:border-left="0.5pt solid #c0c0c0" fo:border-right="0.5pt solid #c0c0c0" fo:border-top="0.5pt solid #c0c0c0" fo:border-bottom="1.5pt solid #999999"/>
    </style:style>
    <style:style style:name="Table2.A17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17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17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A1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C1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Table2.D18" style:family="table-cell">
      <style:table-cell-properties style:vertical-align="middle" fo:padding-left="0.152cm" fo:padding-right="0.152cm" fo:padding-top="0.025cm" fo:padding-bottom="0.025cm" fo:border="0.5pt solid #c0c0c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d6496" officeooo:paragraph-rsid="000d6496"/>
    </style:style>
    <style:style style:name="P3" style:family="paragraph" style:parent-style-name="Standard">
      <style:text-properties fo:language="fr" fo:country="FR" officeooo:rsid="000f2bef" officeooo:paragraph-rsid="000f2bef"/>
    </style:style>
    <style:style style:name="P4" style:family="paragraph" style:parent-style-name="Standard">
      <style:paragraph-properties fo:text-align="center" style:justify-single-word="false"/>
      <style:text-properties fo:language="fr" fo:country="FR" officeooo:rsid="000f2bef" officeooo:paragraph-rsid="000f2bef"/>
    </style:style>
    <style:style style:name="P5" style:family="paragraph" style:parent-style-name="Standard">
      <style:text-properties fo:language="fr" fo:country="FR" officeooo:rsid="0010768f" officeooo:paragraph-rsid="0010768f"/>
    </style:style>
    <style:style style:name="P6" style:family="paragraph" style:parent-style-name="Standard">
      <style:paragraph-properties fo:text-align="center" style:justify-single-word="false"/>
      <style:text-properties fo:language="fr" fo:country="FR" officeooo:rsid="0010768f" officeooo:paragraph-rsid="0010768f"/>
    </style:style>
    <style:style style:name="P7" style:family="paragraph" style:parent-style-name="Heading_20_2">
      <style:text-properties fo:language="fr" fo:country="FR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Footer">
      <style:text-properties fo:language="fr" fo:country="FR"/>
    </style:style>
    <style:style style:name="P11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T1" style:family="text">
      <style:text-properties fo:font-size="36pt" fo:language="fr" fo:country="FR" style:font-size-asian="36pt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d6496"/>
    </style:style>
    <style:style style:name="T4" style:family="text">
      <style:text-properties style:font-name="Cambria" fo:language="fr" fo:country="FR"/>
    </style:style>
    <style:style style:name="T5" style:family="text">
      <style:text-properties style:font-name="Cambria" fo:language="fr" fo:country="FR" officeooo:rsid="0010768f"/>
    </style:style>
    <style:style style:name="T6" style:family="text">
      <style:text-properties officeooo:rsid="000f2bef"/>
    </style:style>
    <style:style style:name="T7" style:family="text">
      <style:text-properties officeooo:rsid="001076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ompte rendu de réun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All_20_Caps_20_Heading"><text:span text:style-name="T2">Réunion organisée par</text:span></text:p>
          </table:table-cell>
          <table:covered-table-cell/>
          <table:table-cell table:style-name="Table1.C2" table:number-columns-spanned="3" office:value-type="string">
            <text:p text:style-name="P2">Monsieur COMMENGE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Type de réunion</text:span></text:p>
          </table:table-cell>
          <table:covered-table-cell/>
          <table:table-cell table:style-name="Table1.C3" table:number-columns-spanned="3" office:value-type="string">
            <text:p text:style-name="P3">Avancement du projet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Animateur</text:span></text:p>
          </table:table-cell>
          <table:covered-table-cell/>
          <table:table-cell table:style-name="Table1.C4" table:number-columns-spanned="3" office:value-type="string">
            <text:p text:style-name="P3">Monsieur COMMENGE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Secrétaire</text:span></text:p>
          </table:table-cell>
          <table:covered-table-cell/>
          <table:table-cell table:style-name="Table1.C5" table:number-columns-spanned="3" office:value-type="string">
            <text:p text:style-name="P3">Monsieur CORNUAU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All_20_Caps_20_Heading"><text:span text:style-name="T2">Participants</text:span></text:p>
          </table:table-cell>
          <table:covered-table-cell/>
          <table:table-cell table:style-name="Table1.C6" table:number-columns-spanned="3" office:value-type="string">
            <text:p text:style-name="P3">Monsieur CORNUAU Yann, Monsieur CARON Dylan, Monsieur ESCLASSAN Cyril, Monsieur DESBARATS Thibaut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5" office:value-type="string">
            <text:h text:style-name="P7" text:outline-level="2"><text:bookmark-start text:name="MinuteTopic"/></text:h>
            <text:h text:style-name="Heading_20_2" text:outline-level="2"><text:span text:style-name="T2">Rubriques à l'ordre du jour</text:span><text:bookmark-end text:name="MinuteTopic"/></text:h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All_20_Caps_20_Heading"><text:bookmark text:name="MinuteItems"/><text:bookmark-start text:name="MinuteDiscussion"/><text:span text:style-name="T2">Discussion</text:span><text:bookmark-end text:name="MinuteDiscussion"/></text:p>
          </table:table-cell>
          <table:table-cell table:style-name="Table1.B8" table:number-columns-spanned="4" office:value-type="string">
            <text:p text:style-name="P3">Modifications au niveau du code des socket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9" table:number-columns-spanned="5" office:value-type="string">
            <text:p text:style-name="P1">- <text:span text:style-name="T6">Nombre de connexion maximum sur le serveur (sockets côté programme dernières mesure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0" table:number-columns-spanned="5" office:value-type="string">
            <text:p text:style-name="P1">- <text:span text:style-name="T6">Lors de la connection au serveur, que faire si pas de nouvelles trames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All_20_Caps_20_Heading"><text:bookmark-start text:name="MinuteConclusion"/><text:span text:style-name="T2">Conclusions</text:span><text:bookmark-end text:name="MinuteConclusion"/></text:p>
          </table:table-cell>
          <table:table-cell table:style-name="Table1.B11" table:number-columns-spanned="4" office:value-type="string">
            <text:p text:style-name="P3"><text:s/>Pas de limite de connexion au serveur pour le moment.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2" table:number-columns-spanned="5" office:value-type="string">
            <text:p text:style-name="P3">- Pas de solution trouvée si une connexion survient durant le délais de tansmission <text:s/>d'une nouvelle trame qui peut être important pour le moment.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All_20_Caps_20_Heading"><text:bookmark-start text:name="MinuteActionItems"/><text:span text:style-name="T2">Mesures à prendre</text:span><text:bookmark-end text:name="MinuteActionItems"/></text:p>
          </table:table-cell>
          <table:covered-table-cell/>
          <table:covered-table-cell/>
          <table:table-cell table:style-name="Table1.A2" office:value-type="string">
            <text:p text:style-name="All_20_Caps_20_Heading"><text:bookmark-start text:name="MinutePersonResponsible"/><text:span text:style-name="T2">Personne responsable</text:span><text:bookmark-end text:name="MinutePersonResponsible"/></text:p>
          </table:table-cell>
          <table:table-cell table:style-name="Table1.A2" office:value-type="string">
            <text:p text:style-name="All_20_Caps_20_Heading"><text:bookmark-start text:name="MinuteDeadline"/><text:span text:style-name="T2">Délai à respecter</text:span><text:bookmark-end text:name="MinuteDeadline"/></text:p>
          </table:table-cell>
        </table:table-row>
        <table:table-row table:style-name="Table1.2">
          <table:table-cell table:style-name="Table1.A14" table:number-columns-spanned="3" office:value-type="string">
            <text:p text:style-name="P4">Limiter le nombre de connexion par l'utilisation d'une fonction au niveau du programme socket du serveur.</text:p>
          </table:table-cell>
          <table:covered-table-cell/>
          <table:covered-table-cell/>
          <table:table-cell table:style-name="Table1.D14" office:value-type="string">
            <text:p text:style-name="P4">Monsieur CORNUAU Yann</text:p>
          </table:table-cell>
          <table:table-cell table:style-name="Table1.E14" office:value-type="string">
            <text:p text:style-name="P6">Avant la fin du SPRINT1</text:p>
          </table:table-cell>
        </table:table-row>
        <table:table-row table:style-name="Table1.2">
          <table:table-cell table:style-name="Table1.A15" table:number-columns-spanned="3" office:value-type="string">
            <text:p text:style-name="P4">Mettre une trame en mémoire et l'envoyer si pas réception de nouvelles trames.</text:p>
          </table:table-cell>
          <table:covered-table-cell/>
          <table:covered-table-cell/>
          <table:table-cell table:style-name="Table1.D15" office:value-type="string">
            <text:p text:style-name="P4">Monsieur CORNUAU Yann / Monsieur CARON Dylan</text:p>
          </table:table-cell>
          <table:table-cell table:style-name="Table1.E15" office:value-type="string">
            <text:p text:style-name="P6">Avant la fin du SPRINT1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All_20_Caps_20_Heading"><text:bookmark text:name="MinuteAdditional"/><text:span text:style-name="T2">Discussion</text:span></text:p>
          </table:table-cell>
          <table:table-cell table:style-name="Table2.B1" table:number-columns-spanned="3" office:value-type="string">
            <text:p text:style-name="P3">Conception le programme qui écoute le port série et extrait les trames.</text:p>
          </table:table-cell>
          <table:covered-table-cell/>
          <table:covered-table-cell/>
        </table:table-row>
        <table:table-row table:style-name="Table2.1">
          <table:table-cell table:style-name="Table2.A2" table:number-columns-spanned="4" office:value-type="string">
            <text:p text:style-name="P1">- <text:span text:style-name="T6">problème d'extraction des trames même si le programme semble correct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3" table:number-columns-spanned="4" office:value-type="string">
            <text:p text:style-name="P1">- <text:span text:style-name="T6">langage utilisé pour la conception de ce programme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All_20_Caps_20_Heading"><text:span text:style-name="T2">Conclusions</text:span></text:p>
          </table:table-cell>
          <table:table-cell table:style-name="Table2.B4" table:number-columns-spanned="3" office:value-type="string">
            <text:p text:style-name="P3">Le programme écoute le port série </text:p>
          </table:table-cell>
          <table:covered-table-cell/>
          <table:covered-table-cell/>
        </table:table-row>
        <table:table-row table:style-name="Table2.1">
          <table:table-cell table:style-name="Table2.A5" table:number-columns-spanned="4" office:value-type="string">
            <text:p text:style-name="P1">- <text:span text:style-name="T6">Pas d'extraction complète pouvant être réalisée (reception partielle de ce qui est envoyé)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6" table:number-columns-spanned="4" office:value-type="string">
            <text:p text:style-name="P1">- <text:span text:style-name="T6">doute sur la réalisation de ce programme en C vu les problèmes rencontrés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All_20_Caps_20_Heading"><text:span text:style-name="T2">Mesures à prendre</text:span></text:p>
          </table:table-cell>
          <table:covered-table-cell/>
          <table:table-cell table:style-name="Table2.A1" office:value-type="string">
            <text:p text:style-name="All_20_Caps_20_Heading"><text:span text:style-name="T2">Personne responsable</text:span></text:p>
          </table:table-cell>
          <table:table-cell table:style-name="Table2.A1" office:value-type="string">
            <text:p text:style-name="All_20_Caps_20_Heading"><text:span text:style-name="T2">Délai à respecter</text:span></text:p>
          </table:table-cell>
        </table:table-row>
        <table:table-row table:style-name="Table2.1">
          <table:table-cell table:style-name="Table2.A8" table:number-columns-spanned="2" office:value-type="string">
            <text:p text:style-name="P4">Essayer le même programme avec d'autres technologies mise à notre disposition</text:p>
          </table:table-cell>
          <table:covered-table-cell/>
          <table:table-cell table:style-name="Table2.C8" office:value-type="string">
            <text:p text:style-name="P4">Monsieur DESBARATS Thibaut</text:p>
          </table:table-cell>
          <table:table-cell table:style-name="Table2.D8" office:value-type="string">
            <text:p text:style-name="P6">Avant la fin du SPRINT1</text:p>
          </table:table-cell>
        </table:table-row>
        <table:table-row table:style-name="Table2.1">
          <table:table-cell table:style-name="Table2.A9" table:number-columns-spanned="2" office:value-type="string">
            <text:p text:style-name="P6">Etudier si un changement de programme est optimal...</text:p>
          </table:table-cell>
          <table:covered-table-cell/>
          <table:table-cell table:style-name="Table2.C9" office:value-type="string">
            <text:p text:style-name="P6">Monsieur DESBARATS Thibaut</text:p>
          </table:table-cell>
          <table:table-cell table:style-name="Table2.D9" office:value-type="string">
            <text:p text:style-name="P6">Avant la fin du SPRINT1</text:p>
          </table:table-cell>
        </table:table-row>
        <table:table-row table:style-name="Table2.1">
          <table:table-cell table:style-name="Table2.A1" office:value-type="string">
            <text:p text:style-name="All_20_Caps_20_Heading"><text:span text:style-name="T2">Discussion</text:span></text:p>
          </table:table-cell>
          <table:table-cell table:style-name="Table2.B10" table:number-columns-spanned="3" office:value-type="string">
            <text:p text:style-name="P5">Reception des mesures du serveur</text:p>
          </table:table-cell>
          <table:covered-table-cell/>
          <table:covered-table-cell/>
        </table:table-row>
        <table:table-row table:style-name="Table2.1">
          <table:table-cell table:style-name="Table2.A11" table:number-columns-spanned="4" office:value-type="string">
            <text:p text:style-name="P1">- <text:span text:style-name="T7">Quelles trames réceptionner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2" table:number-columns-spanned="4" office:value-type="string">
            <text:p text:style-name="P1">- <text:span text:style-name="T7">Utilisation d'un format spécifique pour visualiser les trames en temps réels.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All_20_Caps_20_Heading"><text:span text:style-name="T2">Conclusions</text:span></text:p>
          </table:table-cell>
          <table:table-cell table:style-name="Table2.B1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.1">
          <table:table-cell table:style-name="Table2.A14" table:number-columns-spanned="4" office:value-type="string">
            <text:p text:style-name="P5">- Pas de trames disponibles pour la réception des mesures du serveur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5" table:number-columns-spanned="4" office:value-type="string">
            <text:p text:style-name="P1">- <text:span text:style-name="T7">quel format utilisé pour organiser les données des trames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All_20_Caps_20_Heading"><text:span text:style-name="T2">Mesures à prendre</text:span></text:p>
          </table:table-cell>
          <table:covered-table-cell/>
          <table:table-cell table:style-name="Table2.A1" office:value-type="string">
            <text:p text:style-name="All_20_Caps_20_Heading"><text:span text:style-name="T2">Personne responsable</text:span></text:p>
          </table:table-cell>
          <table:table-cell table:style-name="Table2.A1" office:value-type="string">
            <text:p text:style-name="All_20_Caps_20_Heading"><text:span text:style-name="T2">Délai à respecter</text:span></text:p>
          </table:table-cell>
        </table:table-row>
        <table:table-row table:style-name="Table2.1">
          <table:table-cell table:style-name="Table2.A17" table:number-columns-spanned="2" office:value-type="string">
            <text:p text:style-name="P5">Utilisation d'une unique trame pour le moment (trame détaillée dans le cahier des charges).</text:p>
          </table:table-cell>
          <table:covered-table-cell/>
          <table:table-cell table:style-name="Table2.C17" office:value-type="string">
            <text:p text:style-name="P6">Monsieur ESCLASSAN Cyril</text:p>
          </table:table-cell>
          <table:table-cell table:style-name="Table2.D17" office:value-type="string">
            <text:p text:style-name="P6">Avant la fin du SPRINT1</text:p>
          </table:table-cell>
        </table:table-row>
        <table:table-row table:style-name="Table2.1">
          <table:table-cell table:style-name="Table2.A18" table:number-columns-spanned="2" office:value-type="string">
            <text:p text:style-name="P5">Utilisation du JSON pour mettre en forme la trame reçue.</text:p>
          </table:table-cell>
          <table:covered-table-cell/>
          <table:table-cell table:style-name="Table2.C18" office:value-type="string">
            <text:p text:style-name="P6">Monsieur ESCLASSAN Cyril</text:p>
          </table:table-cell>
          <table:table-cell table:style-name="Table2.D18" office:value-type="string">
            <text:p text:style-name="P6">Avant la fin du SPRINT1</text:p>
          </table:table-cell>
        </table:table-row>
      </table:table>
      <text:p text:style-name="P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tableau" style:display-name="Texte tableau" style:family="paragraph" style:parent-style-name="Standard" style:default-outline-level="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Texte_20_par_20_défaut" style:display-name="Texte par défaut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size-complex="10pt" style:language-complex="ar" style:country-complex="SA"/>
    </style:style>
    <style:style style:name="All_20_Caps_20_Heading" style:display-name="All Caps Heading" style:family="paragraph" style:parent-style-name="Standard" style:default-outline-level="">
      <style:paragraph-properties fo:margin-top="0cm" fo:margin-bottom="0cm" loext:contextual-spacing="false" fo:line-height="100%"/>
      <style:text-properties fo:text-transform="uppercase" fo:color="#808080" style:font-name="Tahoma" fo:font-family="Tahoma" style:font-family-generic="roman" style:font-pitch="variable" fo:font-size="7pt" fo:letter-spacing="0.007cm" fo:font-weight="bold" style:font-size-asian="7pt" style:font-weight-asian="bold" style:font-name-complex="Tahoma1" style:font-family-complex="Tahoma" style:font-family-generic-complex="system" style:font-pitch-complex="variable" style:font-size-complex="7pt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ous-titre_20_Car" style:display-name="Sous-titre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En-tête_20_Car" style:display-name="En-têt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Pied_20_de_20_page_20_Car" style:display-name="Pied de pag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Corps_20_de_20_texte_20_Car" style:display-name="Corps de texte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language="fr" fo:country="FR"/>
    </style:style>
    <style:style style:name="MT2" style:family="text">
      <style:text-properties fo:language="fr" fo:country="FR" officeooo:rsid="000d6496"/>
    </style:style>
    <style:style style:name="MT3" style:family="text">
      <style:text-properties style:font-name="Cambria" fo:language="fr" fo:country="FR"/>
    </style:style>
    <style:style style:name="MT4" style:family="text">
      <style:text-properties style:font-name="Cambria" fo:language="fr" fo:country="FR" officeooo:rsid="0010768f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TS IRIS LIVH Colomiers<text:tab/><text:tab/></text:span><text:span text:style-name="MT2">EWTS-rt</text:span><text:span text:style-name="MT1"><text:line-break/></text:span><text:span text:style-name="MT2">15/02/2016</text:span></text:p>
      </style:header>
      <style:footer>
        <text:p text:style-name="MP2"><text:span text:style-name="MT3">Compte rendu de réunion<text:tab/></text:span><text:span text:style-name="MT4">CORNUAU Yann</text:span><text:span text:style-name="MT3"><text:tab/>Page </text:span><text:span text:style-name="MT3"><text:page-number text:select-page="current">1</text:page-number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au </meta:initial-creator>
    <dc:creator>Cornuau </dc:creator>
    <meta:editing-cycles>5</meta:editing-cycles>
    <meta:creation-date>2016-03-17T15:37:30.772383498</meta:creation-date>
    <dc:date>2016-03-17T16:15:07.793539120</dc:date>
    <meta:editing-duration>PT20M24S</meta:editing-duration>
    <meta:generator>LibreOffice/4.4.7.2$Linux_X86_64 LibreOffice_project/40m0$Build-2</meta:generator>
    <meta:document-statistic meta:table-count="2" meta:image-count="0" meta:object-count="0" meta:page-count="2" meta:paragraph-count="63" meta:word-count="385" meta:character-count="2425" meta:non-whitespace-character-count="2099"/>
    <meta:user-defined meta:name="AppVersion">12.0000</meta:user-defined>
    <meta:user-defined meta:name="Company">Company name placehold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mdModifications" xlink:href=""/>
  </office:meta>
</office:document-meta>
</file>